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5pt" officeooo:rsid="001b57d9" officeooo:paragraph-rsid="001b57d9" style:font-size-asian="13.1000003814697pt" style:font-size-complex="15pt"/>
    </style:style>
    <style:style style:name="P2" style:family="paragraph" style:parent-style-name="Text_20_body">
      <style:text-properties fo:font-size="13pt" fo:font-weight="normal" officeooo:rsid="001f0463" officeooo:paragraph-rsid="001b57d9" style:font-size-asian="11.3500003814697pt" style:font-weight-asian="normal" style:font-size-complex="13pt" style:font-weight-complex="normal"/>
    </style:style>
    <style:style style:name="P3" style:family="paragraph" style:parent-style-name="Text_20_body">
      <style:text-properties fo:font-size="13pt" fo:font-weight="normal" officeooo:rsid="001f0463" officeooo:paragraph-rsid="001f0463" style:font-size-asian="11.3500003814697pt" style:font-weight-asian="normal" style:font-size-complex="13pt" style:font-weight-complex="normal"/>
    </style:style>
    <style:style style:name="P4" style:family="paragraph" style:parent-style-name="Text_20_body">
      <style:text-properties fo:font-size="10.5pt" officeooo:rsid="001b57d9" officeooo:paragraph-rsid="001b57d9" style:font-size-asian="10.5pt" style:font-size-complex="10.5pt"/>
    </style:style>
    <style:style style:name="P5" style:family="paragraph" style:parent-style-name="Text_20_body">
      <style:text-properties officeooo:rsid="001f0463" officeooo:paragraph-rsid="001f0463"/>
    </style:style>
    <style:style style:name="P6" style:family="paragraph" style:parent-style-name="Text_20_body">
      <style:text-properties officeooo:paragraph-rsid="001f0463"/>
    </style:style>
    <style:style style:name="P7" style:family="paragraph" style:parent-style-name="Text_20_body">
      <style:text-properties officeooo:rsid="0020e649" officeooo:paragraph-rsid="0020e649"/>
    </style:style>
    <style:style style:name="P8" style:family="paragraph" style:parent-style-name="Text_20_body">
      <style:text-properties officeooo:rsid="001f8839" officeooo:paragraph-rsid="0020634d"/>
    </style:style>
    <style:style style:name="P9" style:family="paragraph" style:parent-style-name="Text_20_body">
      <style:paragraph-properties fo:margin-left="0in" fo:margin-right="0.0598in" fo:text-indent="0in" style:auto-text-indent="false"/>
      <style:text-properties officeooo:rsid="001b57d9" officeooo:paragraph-rsid="001b57d9"/>
    </style:style>
    <style:style style:name="P10" style:family="paragraph" style:parent-style-name="Subtitle">
      <style:paragraph-properties fo:margin-left="0in" fo:margin-right="0.0598in" fo:text-indent="0in" style:auto-text-indent="false"/>
      <style:text-properties officeooo:rsid="001b57d9" officeooo:paragraph-rsid="001b57d9"/>
    </style:style>
    <style:style style:name="P11" style:family="paragraph" style:parent-style-name="Title">
      <style:text-properties style:font-name="Tibetan Machine Uni" officeooo:rsid="001b57d9" officeooo:paragraph-rsid="001b57d9"/>
    </style:style>
    <style:style style:name="P12" style:family="paragraph" style:parent-style-name="Subtitle">
      <style:text-properties fo:font-size="10.5pt" style:font-size-asian="10.5pt" style:font-size-complex="10.5pt"/>
    </style:style>
    <style:style style:name="P13" style:family="paragraph" style:parent-style-name="Text_20_body" style:list-style-name="L1">
      <style:text-properties fo:font-size="13pt" fo:font-weight="normal" officeooo:rsid="001f0463" officeooo:paragraph-rsid="001f0463" style:font-size-asian="11.3500003814697pt" style:font-weight-asian="normal" style:font-size-complex="13pt" style:font-weight-complex="normal"/>
    </style:style>
    <style:style style:name="P14" style:family="paragraph" style:parent-style-name="Text_20_body" style:list-style-name="L2">
      <style:text-properties fo:font-size="13pt" fo:font-weight="normal" officeooo:rsid="001f0463" officeooo:paragraph-rsid="001f0463" style:font-size-asian="11.3500003814697pt" style:font-weight-asian="normal" style:font-size-complex="13pt" style:font-weight-complex="normal"/>
    </style:style>
    <style:style style:name="P15" style:family="paragraph" style:parent-style-name="Text_20_body" style:list-style-name="L2">
      <style:text-properties fo:font-size="13pt" fo:font-weight="normal" officeooo:rsid="0021e1cb" officeooo:paragraph-rsid="0021e1cb" style:font-size-asian="11.3500003814697pt" style:font-weight-asian="normal" style:font-size-complex="13pt" style:font-weight-complex="normal"/>
    </style:style>
    <style:style style:name="P16" style:family="paragraph" style:parent-style-name="Text_20_body" style:list-style-name="L11">
      <style:text-properties fo:font-size="13pt" fo:font-weight="normal" officeooo:rsid="0020e649" officeooo:paragraph-rsid="0020e649" style:font-size-asian="11.3500003814697pt" style:font-weight-asian="normal" style:font-size-complex="13pt" style:font-weight-complex="normal"/>
    </style:style>
    <style:style style:name="P17" style:family="paragraph" style:parent-style-name="Text_20_body" style:list-style-name="L12">
      <style:text-properties fo:font-size="13pt" fo:font-weight="normal" officeooo:rsid="0020e649" officeooo:paragraph-rsid="0020e649" style:font-size-asian="11.3500003814697pt" style:font-weight-asian="normal" style:font-size-complex="13pt" style:font-weight-complex="normal"/>
    </style:style>
    <style:style style:name="P18" style:family="paragraph" style:parent-style-name="Text_20_body" style:list-style-name="L11">
      <style:text-properties fo:font-size="13pt" fo:font-weight="normal" officeooo:rsid="0027caf4" officeooo:paragraph-rsid="0032cbe4" style:font-size-asian="11.3500003814697pt" style:font-weight-asian="normal" style:font-size-complex="13pt" style:font-weight-complex="normal"/>
    </style:style>
    <style:style style:name="P19" style:family="paragraph" style:parent-style-name="Text_20_body" style:list-style-name="L11">
      <style:text-properties fo:font-size="13pt" fo:font-weight="normal" officeooo:rsid="002a90db" officeooo:paragraph-rsid="002a90db" style:font-size-asian="11.3500003814697pt" style:font-weight-asian="normal" style:font-size-complex="13pt" style:font-weight-complex="normal"/>
    </style:style>
    <style:style style:name="P20" style:family="paragraph" style:parent-style-name="Text_20_body" style:list-style-name="L2">
      <style:text-properties officeooo:rsid="001f0463" officeooo:paragraph-rsid="001f0463"/>
    </style:style>
    <style:style style:name="P21" style:family="paragraph" style:parent-style-name="Text_20_body" style:list-style-name="L3">
      <style:text-properties officeooo:rsid="001f0463" officeooo:paragraph-rsid="001f0463"/>
    </style:style>
    <style:style style:name="P22" style:family="paragraph" style:parent-style-name="Text_20_body" style:list-style-name="L4">
      <style:text-properties officeooo:rsid="001f0463" officeooo:paragraph-rsid="001f0463"/>
    </style:style>
    <style:style style:name="P23" style:family="paragraph" style:parent-style-name="Text_20_body" style:list-style-name="L5">
      <style:text-properties officeooo:rsid="001f0463" officeooo:paragraph-rsid="001f0463"/>
    </style:style>
    <style:style style:name="P24" style:family="paragraph" style:parent-style-name="Text_20_body" style:list-style-name="L3">
      <style:text-properties officeooo:rsid="00262918" officeooo:paragraph-rsid="00262918"/>
    </style:style>
    <style:style style:name="P25" style:family="paragraph" style:parent-style-name="Text_20_body" style:list-style-name="L4">
      <style:text-properties officeooo:paragraph-rsid="001f0463"/>
    </style:style>
    <style:style style:name="P26" style:family="paragraph" style:parent-style-name="Text_20_body" style:list-style-name="L5">
      <style:text-properties officeooo:rsid="001f8839" officeooo:paragraph-rsid="001f8839"/>
    </style:style>
    <style:style style:name="P27" style:family="paragraph" style:parent-style-name="Text_20_body" style:list-style-name="L6">
      <style:text-properties officeooo:rsid="001f8839" officeooo:paragraph-rsid="0020634d"/>
    </style:style>
    <style:style style:name="P28" style:family="paragraph" style:parent-style-name="Text_20_body" style:list-style-name="L5">
      <style:text-properties officeooo:rsid="002b56c4" officeooo:paragraph-rsid="002b56c4"/>
    </style:style>
    <style:style style:name="P29" style:family="paragraph" style:parent-style-name="Text_20_body" style:list-style-name="L6">
      <style:text-properties officeooo:rsid="0020634d" officeooo:paragraph-rsid="0020634d"/>
    </style:style>
    <style:style style:name="P30" style:family="paragraph" style:parent-style-name="Text_20_body" style:list-style-name="L8">
      <style:text-properties officeooo:rsid="0020e649" officeooo:paragraph-rsid="0020e649"/>
    </style:style>
    <style:style style:name="P31" style:family="paragraph" style:parent-style-name="Text_20_body" style:list-style-name="L11">
      <style:text-properties officeooo:rsid="0020e649" officeooo:paragraph-rsid="0020e649"/>
    </style:style>
    <style:style style:name="P32" style:family="paragraph" style:parent-style-name="Text_20_body" style:list-style-name="L12">
      <style:text-properties officeooo:rsid="0020e649" officeooo:paragraph-rsid="0020e649"/>
    </style:style>
    <style:style style:name="P33" style:family="paragraph" style:parent-style-name="Text_20_body" style:list-style-name="L8">
      <style:text-properties officeooo:rsid="00259900" officeooo:paragraph-rsid="00259900"/>
    </style:style>
    <style:style style:name="P34" style:family="paragraph" style:parent-style-name="Text_20_body" style:list-style-name="L8">
      <style:text-properties officeooo:rsid="002adaae" officeooo:paragraph-rsid="002adaae"/>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officeooo:rsid="0021e1cb" style:font-size-asian="11.3500003814697pt" style:font-weight-asian="normal" style:font-size-complex="13pt" style:font-weight-complex="normal"/>
    </style:style>
    <style:style style:name="T3" style:family="text">
      <style:text-properties fo:font-size="13pt" fo:font-weight="normal" officeooo:rsid="0023ddc3" style:font-size-asian="11.3500003814697pt" style:font-weight-asian="normal" style:font-size-complex="13pt" style:font-weight-complex="normal"/>
    </style:style>
    <style:style style:name="T4" style:family="text">
      <style:text-properties fo:font-size="13pt" fo:font-weight="normal" officeooo:rsid="00262918" style:font-size-asian="11.3500003814697pt" style:font-weight-asian="normal" style:font-size-complex="13pt" style:font-weight-complex="normal"/>
    </style:style>
    <style:style style:name="T5" style:family="text">
      <style:text-properties fo:font-size="13pt" fo:font-weight="normal" officeooo:rsid="002dcbe9" style:font-size-asian="11.3500003814697pt" style:font-weight-asian="normal" style:font-size-complex="13pt" style:font-weight-complex="normal"/>
    </style:style>
    <style:style style:name="T6" style:family="text">
      <style:text-properties fo:font-size="13pt" fo:font-weight="normal" officeooo:rsid="002ee50d" style:font-size-asian="11.3500003814697pt" style:font-weight-asian="normal" style:font-size-complex="13pt" style:font-weight-complex="normal"/>
    </style:style>
    <style:style style:name="T7" style:family="text">
      <style:text-properties fo:font-size="13pt" fo:font-weight="normal" officeooo:rsid="0034158c" style:font-size-asian="11.3500003814697pt" style:font-weight-asian="normal" style:font-size-complex="13pt" style:font-weight-complex="normal"/>
    </style:style>
    <style:style style:name="T8" style:family="text">
      <style:text-properties fo:font-size="13pt" fo:font-weight="normal" officeooo:rsid="0035788d" style:font-size-asian="11.3500003814697pt" style:font-weight-asian="normal" style:font-size-complex="13pt" style:font-weight-complex="normal"/>
    </style:style>
    <style:style style:name="T9" style:family="text">
      <style:text-properties fo:font-size="13pt" fo:font-weight="normal" officeooo:rsid="00373d93" style:font-size-asian="11.3500003814697pt" style:font-weight-asian="normal" style:font-size-complex="13pt" style:font-weight-complex="normal"/>
    </style:style>
    <style:style style:name="T10" style:family="text">
      <style:text-properties fo:font-size="13pt" fo:font-weight="normal" officeooo:rsid="0038edbc" style:font-size-asian="11.3500003814697pt" style:font-weight-asian="normal" style:font-size-complex="13pt" style:font-weight-complex="normal"/>
    </style:style>
    <style:style style:name="T11" style:family="text">
      <style:text-properties officeooo:rsid="0020e649"/>
    </style:style>
    <style:style style:name="T12" style:family="text">
      <style:text-properties officeooo:rsid="00259900"/>
    </style:style>
    <style:style style:name="T13" style:family="text">
      <style:text-properties officeooo:rsid="00262918"/>
    </style:style>
    <style:style style:name="T14" style:family="text">
      <style:text-properties officeooo:rsid="00295512"/>
    </style:style>
    <style:style style:name="T15" style:family="text">
      <style:text-properties officeooo:rsid="002c4e50"/>
    </style:style>
    <style:style style:name="T16" style:family="text">
      <style:text-properties officeooo:rsid="001f0463"/>
    </style:style>
    <style:style style:name="T17" style:family="text">
      <style:text-properties officeooo:rsid="002f3d6f"/>
    </style:style>
    <style:style style:name="T18" style:family="text">
      <style:text-properties officeooo:rsid="00312e88"/>
    </style:style>
    <style:style style:name="T19" style:family="text">
      <style:text-properties officeooo:rsid="003a2112"/>
    </style:style>
    <style:style style:name="T20" style:family="text">
      <style:text-properties officeooo:rsid="003bbf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Bylaws and Constitution</text:p>
      <text:p text:style-name="P10">The University at Buffalo Student Chapter of the Association for Computing Machinery</text:p>
      <text:p text:style-name="P9"/>
      <text:p text:style-name="P9"/>
      <text:p text:style-name="P12">Amended <text:span text:style-name="T15">November 9th, </text:span>2015 <text:span text:style-name="T12">to be reinstated for the 2015 - 2016 year</text:span></text:p>
      <text:p text:style-name="P4"/>
      <text:p text:style-name="P1"/>
      <text:p text:style-name="P1"/>
      <text:p text:style-name="P1"/>
      <text:p text:style-name="P1"/>
      <text:p text:style-name="P1"/>
      <text:p text:style-name="P1"/>
      <text:p text:style-name="P1"/>
      <text:p text:style-name="P1"/>
      <text:p text:style-name="P2"><text:soft-page-break/></text:p>
      <text:p text:style-name="P3">Article I: Name</text:p>
      <text:list xml:id="list5050676791284513045" text:style-name="L1">
        <text:list-item>
          <text:p text:style-name="P13">This organization shall be called the University at Buffalo Student Chapter for the Association for Computing Machinery. In these Bylaws it is referred to as the Chapter; the Association for Computing Machinery is referred to as the ACM. <text:span text:style-name="T11">The University at Buffalo is referred to as “The University”.</text:span></text:p>
        </text:list-item>
      </text:list>
      <text:p text:style-name="P3"/>
      <text:p text:style-name="P3">Article II: Purpose</text:p>
      <text:list xml:id="list8613237909428835023" text:style-name="L2">
        <text:list-item>
          <text:p text:style-name="P14">The Chapter is organized and will be operated exclusively for educational and scientific purposes to promote the following:</text:p>
          <text:list>
            <text:list-item text:start-value="1">
              <text:p text:style-name="P14">An increased knowledge of and greater interest in the science, design, development, construction, languages, management, and applications of modern computing.</text:p>
            </text:list-item>
            <text:list-item>
              <text:p text:style-name="P14">Greater interest in computing and its applications.</text:p>
            </text:list-item>
            <text:list-item>
              <text:p text:style-name="P14">A means of communication between persons having an interest in computing.</text:p>
            </text:list-item>
          </text:list>
        </text:list-item>
        <text:list-item>
          <text:p text:style-name="P20"><text:span text:style-name="T1">The Chapter will serve students, </text:span><text:span text:style-name="T2">faculty, and staff</text:span><text:span text:style-name="T1"> </text:span><text:span text:style-name="T2">at the University at Buffalo</text:span><text:span text:style-name="T1"> </text:span><text:span text:style-name="T2">and the Buffalo and Greater Buffalo communities.</text:span></text:p>
        </text:list-item>
        <text:list-item>
          <text:p text:style-name="P14">The Chapter is charted by the ACM. </text:p>
        </text:list-item>
        <text:list-item>
          <text:p text:style-name="P15">The Chapter is recognized by the Undergraduate Student Association, hence referred to as the “SA”, at the University.</text:p>
        </text:list-item>
      </text:list>
      <text:p text:style-name="P5"/>
      <text:p text:style-name="P3">Article III: Membership</text:p>
      <text:list xml:id="list1944759462752325941" text:style-name="L3">
        <text:list-item>
          <text:p text:style-name="P21"><text:span text:style-name="T1">Membership in the Chapter shall be open to all ACM members and nonmembers. </text:span><text:span text:style-name="T2">As per SA policy, membership is open to all undergraduate students.</text:span></text:p>
        </text:list-item>
        <text:list-item>
          <text:p text:style-name="P21"><text:span text:style-name="T1">Voting membership in the Student Chapter shall be granted to all active chapter members</text:span><text:span text:style-name="T2"> and who are undergraduate students. </text:span><text:span text:style-name="T5">An active member is defined as a member who has attended at least three meetings </text:span><text:span text:style-name="T6">throughout the current school year.</text:span></text:p>
        </text:list-item>
        <text:list-item>
          <text:p text:style-name="P24"><text:span text:style-name="T2">I</text:span><text:span text:style-name="T1">n order to maintain recognition by SA, membership must consist of at least ten persons.</text:span></text:p>
        </text:list-item>
      </text:list>
      <text:p text:style-name="P5"/>
      <text:p text:style-name="P5">Article IV: Officers</text:p>
      <text:list xml:id="list6071377489208525266" text:style-name="L4">
        <text:list-item>
          <text:p text:style-name="P22"><text:soft-page-break/>The officers of this Chapter shall be: President, Vice President, Secretary, and Treasurer. These officers cons<text:span text:style-name="T13">t</text:span>itute the Council. A minimum of three officers shall establish a Chapter; combining the offices of Secretary and Treasurer is subject to the opinions of the executive board.</text:p>
        </text:list-item>
        <text:list-item>
          <text:p text:style-name="P25"><text:span text:style-name="T16">All officers of the Chapter must be active members of ACM. </text:span>Only full-time or part time undergraduate students of the University at Buffalo are allowed to hold an executive board position.</text:p>
        </text:list-item>
        <text:list-item>
          <text:p text:style-name="P22">The officers shall be elected by a plurality of the votes cast at the annual election meeting. They shall take office on the last day of the spring semester, and serve for one year.</text:p>
        </text:list-item>
        <text:list-item>
          <text:p text:style-name="P22">Appointment or nomination of an individual to an officer positions within ACM shall be in general limited to two full consecutive terms in the same position. This recommendation is intended to encourage the continuing infusion of new volunteers into the organization and to encourage office holders to give thought to planning for their successor. Appointment or nomination to a third or subsequent consecutive term should be limited to situations where such appointment or nomination is believed to be in the best interests of the Chapter.</text:p>
        </text:list-item>
      </text:list>
      <text:p text:style-name="P5"/>
      <text:p text:style-name="P5">Article V: Duties of Officers</text:p>
      <text:list xml:id="list9109348302169893836" text:style-name="L5">
        <text:list-item>
          <text:p text:style-name="P23">The President is the principal officer and is responsible for leading the Chapter and managing its activities in accordance with the policies and procedures of the ACM and these bylaws. The President shall preside at all meetings of the chapter and of its Executive <text:span text:style-name="T17">Board.</text:span></text:p>
        </text:list-item>
        <text:list-item>
          <text:p text:style-name="P23">The Vice President shall preside at meetings in the absence of the President, assist the President in the management of the Chapter, and perform other duties that may be assigned by the President.</text:p>
        </text:list-item>
        <text:list-item>
          <text:p text:style-name="P23">The Treasurer/Secretary shall keep the minutes of all Chapter and Executive Council meetings and maintain the chapter's financial records. Other duties include:</text:p>
          <text:list>
            <text:list-item>
              <text:p text:style-name="P26"><text:span text:style-name="T18">P</text:span>ay<text:span text:style-name="T18">ing</text:span> all bills, and maintain<text:span text:style-name="T18">ing</text:span> records for the chapter</text:p>
            </text:list-item>
            <text:list-item>
              <text:p text:style-name="P26">Preparation of the Chapter's annual report and officer contact information, and submission of these to the ACM Headquarters via the Chapter Administrative Interface.</text:p>
            </text:list-item>
            <text:list-item>
              <text:p text:style-name="P26">Submission of any proposed amendments to these bylaws to the ACM Chief Operating Officer. Proposed amendments must be approved before they can be submitted to the Chapter's membership for a vote.</text:p>
            </text:list-item>
            <text:list-item>
              <text:p text:style-name="P26">Perform other duties as assigned by the President.</text:p>
            </text:list-item>
          </text:list>
        </text:list-item>
        <text:list-item>
          <text:p text:style-name="P28">If an officer is unable to fulfill their duties or an officer has violated the terms of the Student <text:soft-page-break/>Association, University at Buffalo, or Student Mandatory Activity Fee Guidelines, then a vote may be called for their impeachment by a club member. Members of the club must have been notified at least a week in advance for the purpose of this vote. If the vote has a majority (51%), then the officer shall be impeached.</text:p>
        </text:list-item>
        <text:list-item>
          <text:p text:style-name="P28">If an officer has resigned or been impeached from their office, then the S<text:span text:style-name="T20">A</text:span> shall be informed and <text:span text:style-name="T19">pending approval a new election shall take place according to election procedure. The officer shall serve until the last day of spring semester.</text:span></text:p>
          <text:p text:style-name="P28"/>
        </text:list-item>
      </text:list>
      <text:p text:style-name="P7">Article VI: Meetings</text:p>
      <text:list xml:id="list531650780029093572" text:style-name="L8">
        <text:list-item>
          <text:p text:style-name="P30">The Chapter shall hold meetings only in places that are open and accessible to all members of the Association. </text:p>
        </text:list-item>
        <text:list-item>
          <text:p text:style-name="P33">The <text:span text:style-name="T13">Chapter shall hold at least two meetings per semester. The Chapter must also hold two Chapter Events per semester. These events must be related to the Chapter's purpose. The Chapter must also attend two SA events per semester. The Chapter must also raise at least fifty percent of its budget given to the Chapter by the SA. Lastly, the Chapter must also hold two Community Service Events per semester.</text:span></text:p>
        </text:list-item>
        <text:list-item>
          <text:p text:style-name="P34">Meetings will be for general interest. There will be an agenda present for the club to preside over. At the end, an open floor will be present for members to share their events and opinions.</text:p>
        </text:list-item>
        <text:list-item>
          <text:p text:style-name="P30">The Annual Election meeting should be held at the last meeting of the semester. At this meeting, the Secretary and Treasurer shall present the required reports. Also, the election of officers shall be held. Written notices of all meetings shall be distributed to all members at least one week prior to any meeting.</text:p>
          <text:p text:style-name="P30"/>
        </text:list-item>
      </text:list>
      <text:p text:style-name="P7"><text:span text:style-name="T1">Article </text:span><text:span text:style-name="T9">VII</text:span><text:span text:style-name="T1">: Amendment and Voting Procedures</text:span></text:p>
      <text:list xml:id="list8106823612683647658" text:style-name="L11">
        <text:list-item>
          <text:p text:style-name="P16">All proposed changes to these Chapter Bylaws shall be approved by the ACM Chief Operating Officer.</text:p>
        </text:list-item>
        <text:list-item>
          <text:p text:style-name="P19">Amendments to this Constitution and by-laws may not violate any Student Association, University at Buffalo, Student Mandatory Activity Fee Guidelines, New York State, or Federal rules, regulations, or laws.</text:p>
        </text:list-item>
        <text:list-item>
          <text:p text:style-name="P19">Once passed, amendments and an updated Constitution must be turned into the Student Association Office and the Council Coordinator for review and approval.</text:p>
        </text:list-item>
        <text:list-item>
          <text:p text:style-name="P18">Another vote will take place to determine when the amendment will take effect. <text:span text:style-name="T14">If no choice receives a majority (51%) of the vote, then the amendment will take effect when </text:span><text:soft-page-break/><text:span text:style-name="T14">new officers are elected. The amendment can only go into effect after SA approval.</text:span></text:p>
        </text:list-item>
        <text:list-item>
          <text:p text:style-name="P31"><text:span text:style-name="T1">No official business of the Chapter shall be conducted unless a quorum is present. A quorum of the Chapter shall be defined as a majority </text:span><text:span text:style-name="T3">(51%)</text:span><text:span text:style-name="T1"> of the voting membership of the Chapter.</text:span></text:p>
        </text:list-item>
        <text:list-item>
          <text:p text:style-name="P16">A simple majority of the voting members shall be required to carry a motion.</text:p>
        </text:list-item>
        <text:list-item>
          <text:p text:style-name="P16">Officers will be elected by a plurality of votes cast.</text:p>
        </text:list-item>
      </text:list>
      <text:p text:style-name="P7"/>
      <text:p text:style-name="P7"><text:span text:style-name="T1">Article </text:span><text:span text:style-name="T10">VIII</text:span><text:span text:style-name="T1">: Dissolution of the Chapter/</text:span><text:span text:style-name="T4">Loss of recognition</text:span></text:p>
      <text:list xml:id="list3339278880631225473" text:style-name="L12">
        <text:list-item>
          <text:p text:style-name="P17">Dissolution of this Chapter by consent of the members shall consist of unanimous agreement of all its officers together with a majority vote at a meeting which has been publicized in advance to all members of the Chapter for the purpose of taking this vote.</text:p>
        </text:list-item>
        <text:list-item>
          <text:p text:style-name="P32"><text:span text:style-name="T1">Should this Chapter be dissolved, all assets and liabilities shall be transferred to </text:span><text:span text:style-name="T7">the SA</text:span><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5:46:18.438478155</meta:creation-date>
    <dc:date>2015-11-09T11:31:17.227348122</dc:date>
    <meta:editing-duration>PT1H26M20S</meta:editing-duration>
    <meta:editing-cycles>23</meta:editing-cycles>
    <meta:generator>LibreOffice/5.0.2.2$Linux_X86_64 LibreOffice_project/00m0$Build-2</meta:generator>
    <meta:document-statistic meta:table-count="0" meta:image-count="0" meta:object-count="0" meta:page-count="5" meta:paragraph-count="49" meta:word-count="1213" meta:character-count="7296" meta:non-whitespace-character-count="6158"/>
  </office:meta>
</office:document-meta>
</file>